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gradient" draw:fill-gradient-name="a9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2">
      <style:drawing-page-properties draw:fill="gradient" draw:fill-gradient-name="a9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gradient" draw:fill-gradient-name="a9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3">
      <style:drawing-page-properties draw:fill="gradient" draw:fill-gradient-name="a10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3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9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9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6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6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4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1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5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3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7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935" draw:master-page-name="Master1-Layout1-title-Title-Slide" presentation:presentation-page-layout-name="Master1-PPL1" draw:id="Slide-256">
        <draw:frame draw:id="id570" presentation:style-name="a939" draw:name="Title 1" svg:x="2.8316in" svg:y="2.75in" svg:width="9.75in" svg:height="2.47461in" presentation:class="title" presentation:placeholder="false">
          <draw:text-box>
            <text:p text:style-name="a938" text:class-names="" text:cond-style-name=""><text:span text:style-name="a936" text:class-names="">Python Games</text:span><text:span text:style-name="a937" text:class-names=""/></text:p>
          </draw:text-box>
          <svg:title/>
          <svg:desc/>
        </draw:frame>
        <draw:frame draw:id="id571" presentation:style-name="a940" draw:name="Subtitle 2" svg:x="2.8316in" svg:y="5.22461in" svg:width="9.75in" svg:height="1.23172in" presentation:class="subtitle" presentation:placeholder="true">
          <draw:text-box/>
          <svg:title/>
          <svg:desc/>
        </draw:frame>
      </draw:page>
      <draw:page draw:name="Slide2" draw:style-name="a942" draw:master-page-name="Master1-Layout2-obj-Title-and-Content" presentation:presentation-page-layout-name="Master1-PPL2" draw:id="Slide-257">
        <draw:frame draw:id="id572" presentation:style-name="a947" draw:name="Title 1" svg:x="2.83566in" svg:y="0.68253in" svg:width="9.74594in" svg:height="1.4008in" presentation:class="title" presentation:placeholder="false">
          <draw:text-box>
            <text:p text:style-name="a946" text:class-names="" text:cond-style-name=""><text:span text:style-name="a943" text:class-names="">Pig Latin<text:s text:c="1"/></text:span><text:span text:style-name="a944" text:class-names="">Python</text:span><text:span text:style-name="a945" text:class-names=""/></text:p>
          </draw:text-box>
          <svg:title/>
          <svg:desc/>
        </draw:frame>
        <draw:frame draw:id="id573" presentation:style-name="a978" draw:name="Content Placeholder 2" svg:x="2.8316in" svg:y="2.33333in" svg:width="9.75in" svg:height="4.13126in" presentation:class="outline" presentation:placeholder="false">
          <draw:text-box>
            <text:list text:style-name="a954">
              <text:list-item>
                <text:p text:style-name="a953" text:class-names="" text:cond-style-name=""><text:span text:style-name="a948" text:class-names="">Write a python script that will convert any given sentence and translate it to pig<text:s text:c="1"/></text:span><text:span text:style-name="a949" text:class-names="">latin</text:span><text:span text:style-name="a950" text:class-names="">. Pig<text:s text:c="1"/></text:span><text:span text:style-name="a951" text:class-names="">latin</text:span><text:span text:style-name="a952" text:class-names=""><text:s text:c="1"/>is defined as taking the first letter of each word and putting it on the end of the word, then adding “ay”</text:span></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Concepts</text:span></text:p>
              </text:list-item>
            </text:list>
            <text:list text:style-name="a966">
              <text:list-item>
                <text:list text:style-name="a966">
                  <text:list-item>
                    <text:p text:style-name="a965" text:class-names="" text:cond-style-name=""><text:span text:style-name="a964" text:class-names="">For loop</text:span></text:p>
                  </text:list-item>
                </text:list>
              </text:list-item>
            </text:list>
            <text:list text:style-name="a970">
              <text:list-item>
                <text:list text:style-name="a970">
                  <text:list-item>
                    <text:p text:style-name="a969" text:class-names="" text:cond-style-name=""><text:span text:style-name="a967" text:class-names="">String Methods</text:span><text:span text:style-name="a968" text:class-names=""/></text:p>
                  </text:list-item>
                </text:list>
              </text:list-item>
            </text:list>
            <text:list text:style-name="a974">
              <text:list-item>
                <text:list text:style-name="a974">
                  <text:list-item>
                    <text:p text:style-name="a973" text:class-names="" text:cond-style-name=""><text:span text:style-name="a971" text:class-names="">String Formatting</text:span><text:span text:style-name="a972" text:class-names=""/></text:p>
                  </text:list-item>
                </text:list>
              </text:list-item>
            </text:list>
            <text:list text:style-name="a977">
              <text:list-item>
                <text:p text:style-name="a976" text:class-names="" text:cond-style-name=""><text:span text:style-name="a975" text:class-names=""/></text:p>
              </text:list-item>
            </text:list>
          </draw:text-box>
          <svg:title/>
          <svg:desc/>
        </draw:frame>
      </draw:page>
      <draw:page draw:name="Slide5" draw:style-name="a980" draw:master-page-name="Master1-Layout2-obj-Title-and-Content" presentation:presentation-page-layout-name="Master1-PPL2" draw:id="Slide-260">
        <draw:frame draw:id="id574" presentation:style-name="a985" draw:name="Title 1" svg:x="2.83566in" svg:y="0.68253in" svg:width="9.74594in" svg:height="1.4008in" presentation:class="title" presentation:placeholder="false">
          <draw:text-box>
            <text:p text:style-name="a984" text:class-names="" text:cond-style-name=""><text:span text:style-name="a981" text:class-names="">Hangman<text:s text:c="1"/></text:span><text:span text:style-name="a982" text:class-names="">Python</text:span><text:span text:style-name="a983" text:class-names=""/></text:p>
          </draw:text-box>
          <svg:title/>
          <svg:desc/>
        </draw:frame>
        <draw:frame draw:id="id575" presentation:style-name="a1021" draw:name="Content Placeholder 2" svg:x="2.8316in" svg:y="2.33333in" svg:width="9.75in" svg:height="4.13126in" presentation:class="outline" presentation:placeholder="false">
          <draw:text-box>
            <text:list text:style-name="a988">
              <text:list-item>
                <text:p text:style-name="a987" text:class-names="" text:cond-style-name=""><text:span text:style-name="a986" text:class-names="">Use the python script to create a hangman game.<text:s text:c="1"/></text:span></text:p>
              </text:list-item>
            </text:list>
            <text:list text:style-name="a991">
              <text:list-item>
                <text:p text:style-name="a990" text:class-names="" text:cond-style-name=""><text:span text:style-name="a989" text:class-names="">You need to determine if the letter is in the word</text:span></text:p>
              </text:list-item>
            </text:list>
            <text:list text:style-name="a994">
              <text:list-item>
                <text:p text:style-name="a993" text:class-names="" text:cond-style-name=""><text:span text:style-name="a992" text:class-names="">If the letter has already been guessed</text:span></text:p>
              </text:list-item>
            </text:list>
            <text:list text:style-name="a997">
              <text:list-item>
                <text:p text:style-name="a996" text:class-names="" text:cond-style-name=""><text:span text:style-name="a995" text:class-names="">And print out the order of the letters.</text:span></text:p>
              </text:list-item>
            </text:list>
            <text:list text:style-name="a1000">
              <text:list-item>
                <text:p text:style-name="a999" text:class-names="" text:cond-style-name=""><text:span text:style-name="a998" text:class-names=""/></text:p>
              </text:list-item>
            </text:list>
            <text:list text:style-name="a1003">
              <text:list-item>
                <text:p text:style-name="a1002" text:class-names="" text:cond-style-name=""><text:span text:style-name="a1001" text:class-names="">Concepts</text:span></text:p>
              </text:list-item>
            </text:list>
            <text:list text:style-name="a1006">
              <text:list-item>
                <text:list text:style-name="a1006">
                  <text:list-item>
                    <text:p text:style-name="a1005" text:class-names="" text:cond-style-name=""><text:span text:style-name="a1004" text:class-names="">For loop</text:span></text:p>
                  </text:list-item>
                </text:list>
              </text:list-item>
            </text:list>
            <text:list text:style-name="a1010">
              <text:list-item>
                <text:list text:style-name="a1010">
                  <text:list-item>
                    <text:p text:style-name="a1009" text:class-names="" text:cond-style-name=""><text:span text:style-name="a1007" text:class-names="">List<text:s text:c="1"/></text:span><text:span text:style-name="a1008" text:class-names="">methods</text:span></text:p>
                  </text:list-item>
                </text:list>
              </text:list-item>
            </text:list>
            <text:list text:style-name="a1014">
              <text:list-item>
                <text:list text:style-name="a1014">
                  <text:list-item>
                    <text:p text:style-name="a1013" text:class-names="" text:cond-style-name=""><text:span text:style-name="a1011" text:class-names="">Ownership</text:span><text:span text:style-name="a1012" text:class-names=""/></text:p>
                  </text:list-item>
                </text:list>
              </text:list-item>
            </text:list>
            <text:list text:style-name="a1017">
              <text:list-item>
                <text:list text:style-name="a1017">
                  <text:list-item>
                    <text:p text:style-name="a1016" text:class-names="" text:cond-style-name=""><text:span text:style-name="a1015" text:class-names="">Control structures</text:span></text:p>
                  </text:list-item>
                </text:list>
              </text:list-item>
            </text:list>
            <text:list text:style-name="a1020">
              <text:list-item>
                <text:p text:style-name="a1019" text:class-names="" text:cond-style-name=""><text:span text:style-name="a1018" text:class-names=""/></text:p>
              </text:list-item>
            </text:list>
          </draw:text-box>
          <svg:title/>
          <svg:desc/>
        </draw:frame>
      </draw:page>
      <draw:page draw:name="Slide4" draw:style-name="a1023" draw:master-page-name="Master1-Layout2-obj-Title-and-Content" presentation:presentation-page-layout-name="Master1-PPL2" draw:id="Slide-259">
        <draw:frame draw:id="id576" presentation:style-name="a1028" draw:name="Title 1" svg:x="2.83566in" svg:y="0.68253in" svg:width="9.74594in" svg:height="1.4008in" presentation:class="title" presentation:placeholder="false">
          <draw:text-box>
            <text:p text:style-name="a1027" text:class-names="" text:cond-style-name=""><text:span text:style-name="a1024" text:class-names="">Raster Histogram<text:s text:c="1"/></text:span><text:span text:style-name="a1025" text:class-names="">Python</text:span><text:span text:style-name="a1026" text:class-names=""/></text:p>
          </draw:text-box>
          <svg:title/>
          <svg:desc/>
        </draw:frame>
        <draw:frame draw:id="id577" presentation:style-name="a1054" draw:name="Content Placeholder 2" svg:x="2.8316in" svg:y="2.33333in" svg:width="9.75in" svg:height="4.13126in" presentation:class="outline" presentation:placeholder="false">
          <draw:text-box>
            <text:list text:style-name="a1031">
              <text:list-item>
                <text:p text:style-name="a1030" text:class-names="" text:cond-style-name=""><text:span text:style-name="a1029" text:class-names="">Raster have billions and billions of values, oh my.<text:s text:c="1"/></text:span></text:p>
              </text:list-item>
            </text:list>
            <text:list text:style-name="a1034">
              <text:list-item>
                <text:p text:style-name="a1033" text:class-names="" text:cond-style-name=""><text:span text:style-name="a1032" text:class-names="">You have a 1D vector and I want you to create a dictionary object that will report the frequency of each value in the object.</text:span></text:p>
              </text:list-item>
            </text:list>
            <text:list text:style-name="a1037">
              <text:list-item>
                <text:p text:style-name="a1036" text:class-names="" text:cond-style-name=""><text:span text:style-name="a1035" text:class-names=""/></text:p>
              </text:list-item>
            </text:list>
            <text:list text:style-name="a1040">
              <text:list-item>
                <text:p text:style-name="a1039" text:class-names="" text:cond-style-name=""><text:span text:style-name="a1038" text:class-names="">Concepts</text:span></text:p>
              </text:list-item>
            </text:list>
            <text:list text:style-name="a1043">
              <text:list-item>
                <text:list text:style-name="a1043">
                  <text:list-item>
                    <text:p text:style-name="a1042" text:class-names="" text:cond-style-name=""><text:span text:style-name="a1041" text:class-names="">For loop</text:span></text:p>
                  </text:list-item>
                </text:list>
              </text:list-item>
            </text:list>
            <text:list text:style-name="a1046">
              <text:list-item>
                <text:list text:style-name="a1046">
                  <text:list-item>
                    <text:p text:style-name="a1045" text:class-names="" text:cond-style-name=""><text:span text:style-name="a1044" text:class-names="">Dictionary methods</text:span></text:p>
                  </text:list-item>
                </text:list>
              </text:list-item>
            </text:list>
            <text:list text:style-name="a1049">
              <text:list-item>
                <text:list text:style-name="a1049">
                  <text:list-item>
                    <text:p text:style-name="a1048" text:class-names="" text:cond-style-name=""><text:span text:style-name="a1047" text:class-names="">Boolean<text:s text:c="1"/></text:span></text:p>
                  </text:list-item>
                </text:list>
              </text:list-item>
            </text:list>
            <text:list text:style-name="a1053">
              <text:list-item>
                <text:list text:style-name="a1053">
                  <text:list-item>
                    <text:p text:style-name="a1052" text:class-names="" text:cond-style-name=""><text:span text:style-name="a1050" text:class-names="">Control structures</text:span><text:span text:style-name="a1051"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a53010" draw:opacity="100%" draw:stroke="solid" svg:stroke-width="0.01736in" svg:stroke-color="#782009" svg:stroke-opacity="100%" svg:stroke-linecap="round"/>
    </style:default-style>
    <draw:gradient draw:name="a0" draw:style="radial" draw:cx="50%" draw:cy="50%" draw:start-color="#dfe8c4" draw:end-color="#ffffff" draw:start-intensity="100%" draw:end-intensity="100%"/>
    <draw:gradient draw:name="a979" draw:style="radial" draw:cx="50%" draw:cy="50%" draw:start-color="#dfe8c4" draw:end-color="#ffffff" draw:start-intensity="100%" draw:end-intensity="100%"/>
    <draw:gradient draw:name="a664" draw:style="radial" draw:cx="50%" draw:cy="50%" draw:start-color="#dfe8c4" draw:end-color="#ffffff" draw:start-intensity="100%" draw:end-intensity="100%"/>
    <draw:gradient draw:name="a285" draw:style="radial" draw:cx="50%" draw:cy="50%" draw:start-color="#dfe8c4" draw:end-color="#ffffff" draw:start-intensity="100%" draw:end-intensity="100%"/>
    <draw:gradient draw:name="a411" draw:style="radial" draw:cx="50%" draw:cy="50%" draw:start-color="#dfe8c4" draw:end-color="#ffffff" draw:start-intensity="100%" draw:end-intensity="100%"/>
    <draw:gradient draw:name="a209" draw:style="radial" draw:cx="50%" draw:cy="50%" draw:start-color="#dfe8c4" draw:end-color="#ffffff" draw:start-intensity="100%" draw:end-intensity="100%"/>
    <draw:gradient draw:name="a163" draw:style="radial" draw:cx="50%" draw:cy="50%" draw:start-color="#dfe8c4" draw:end-color="#ffffff" draw:start-intensity="100%" draw:end-intensity="100%"/>
    <draw:gradient draw:name="a934" draw:style="radial" draw:cx="50%" draw:cy="50%" draw:start-color="#dfe8c4" draw:end-color="#ffffff" draw:start-intensity="100%" draw:end-intensity="100%"/>
    <draw:gradient draw:name="a875" draw:style="radial" draw:cx="50%" draw:cy="50%" draw:start-color="#dfe8c4" draw:end-color="#ffffff" draw:start-intensity="100%" draw:end-intensity="100%"/>
    <draw:gradient draw:name="a941" draw:style="radial" draw:cx="50%" draw:cy="50%" draw:start-color="#dfe8c4" draw:end-color="#ffffff" draw:start-intensity="100%" draw:end-intensity="100%"/>
    <draw:gradient draw:name="a608" draw:style="radial" draw:cx="50%" draw:cy="50%" draw:start-color="#dfe8c4" draw:end-color="#ffffff" draw:start-intensity="100%" draw:end-intensity="100%"/>
    <draw:gradient draw:name="a562" draw:style="radial" draw:cx="50%" draw:cy="50%" draw:start-color="#dfe8c4" draw:end-color="#ffffff" draw:start-intensity="100%" draw:end-intensity="100%"/>
    <draw:gradient draw:name="a104" draw:style="radial" draw:cx="50%" draw:cy="50%" draw:start-color="#dfe8c4" draw:end-color="#ffffff" draw:start-intensity="100%" draw:end-intensity="100%"/>
    <draw:gradient draw:name="a1022" draw:style="radial" draw:cx="50%" draw:cy="50%" draw:start-color="#dfe8c4" draw:end-color="#ffffff" draw:start-intensity="100%" draw:end-intensity="100%"/>
    <draw:gradient draw:name="a816" draw:style="radial" draw:cx="50%" draw:cy="50%" draw:start-color="#dfe8c4" draw:end-color="#ffffff" draw:start-intensity="100%" draw:end-intensity="100%"/>
    <draw:gradient draw:name="a369" draw:style="radial" draw:cx="50%" draw:cy="50%" draw:start-color="#dfe8c4" draw:end-color="#ffffff" draw:start-intensity="100%" draw:end-intensity="100%"/>
    <draw:gradient draw:name="a766" draw:style="radial" draw:cx="50%" draw:cy="50%" draw:start-color="#dfe8c4" draw:end-color="#ffffff" draw:start-intensity="100%" draw:end-intensity="100%"/>
    <draw:gradient draw:name="a58" draw:style="radial" draw:cx="50%" draw:cy="50%" draw:start-color="#dfe8c4" draw:end-color="#ffffff" draw:start-intensity="100%" draw:end-intensity="100%"/>
    <draw:gradient draw:name="a512" draw:style="radial" draw:cx="50%" draw:cy="50%" draw:start-color="#dfe8c4" draw:end-color="#ffffff" draw:start-intensity="100%" draw:end-intensity="100%"/>
    <draw:gradient draw:name="a710" draw:style="radial" draw:cx="50%" draw:cy="50%" draw:start-color="#dfe8c4" draw:end-color="#ffffff" draw:start-intensity="100%" draw:end-intensity="100%"/>
    <draw:gradient draw:name="a449"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20%" draw:stroke="none"/>
    </style:style>
    <style:style style:family="graphic" style:name="a152">
      <style:graphic-properties draw:fill="solid" draw:fill-color="#766f54" draw:opacity="20%" draw:stroke="none"/>
    </style:style>
    <style:style style:family="graphic" style:name="a153">
      <style:graphic-properties draw:fill="solid" draw:fill-color="#766f54"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766f54" draw:opacity="20%" draw:stroke="none"/>
    </style:style>
    <style:style style:family="graphic" style:name="a155">
      <style:graphic-properties draw:fill="solid" draw:fill-color="#766f54"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
      <style:graphic-properties draw:fill="solid" draw:fill-color="#766f54"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766f54"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766f54"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solid" draw:fill-color="#766f54"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766f54"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766f54" draw:opacity="20%" draw:stroke="none"/>
    </style:style>
    <style:style style:family="graphic" style:name="a404">
      <style:graphic-properties draw:fill="solid" draw:fill-color="#766f54"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766f54" draw:opacity="20%" draw:stroke="none"/>
    </style:style>
    <style:style style:family="graphic" style:name="a406">
      <style:graphic-properties draw:fill="solid" draw:fill-color="#766f54" draw:opacity="20%" draw:stroke="none"/>
    </style:style>
    <style:style style:family="graphic" style:name="a407">
      <style:graphic-properties draw:fill="solid" draw:fill-color="#766f54" draw:opacity="20%" draw:stroke="none"/>
    </style:style>
    <style:style style:family="graphic" style:name="a408">
      <style:graphic-properties draw:fill="solid" draw:fill-color="#766f54" draw:opacity="20%" draw:stroke="none"/>
    </style:style>
    <style:style style:family="graphic" style:name="a409">
      <style:graphic-properties draw:fill="solid" draw:fill-color="#766f54"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a53010"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766f54"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a53010"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766f54" draw:opacity="100%" draw:stroke="none"/>
    </style:style>
    <style:style style:family="graphic" style:name="a185">
      <style:graphic-properties draw:fill="solid" draw:fill-color="#766f54" draw:opacity="100%" draw:stroke="none"/>
    </style:style>
    <style:style style:family="graphic" style:name="a262">
      <style:graphic-properties draw:fill="solid" draw:fill-color="#766f54" draw:opacity="100%" draw:stroke="none"/>
    </style:style>
    <style:style style:family="graphic" style:name="a186">
      <style:graphic-properties draw:fill="solid" draw:fill-color="#766f54" draw:opacity="100%" draw:stroke="none"/>
    </style:style>
    <style:style style:family="graphic" style:name="a263">
      <style:graphic-properties draw:fill="solid" draw:fill-color="#766f54" draw:opacity="100%" draw:stroke="none"/>
    </style:style>
    <style:style style:family="graphic" style:name="a187">
      <style:graphic-properties draw:fill="solid" draw:fill-color="#766f54" draw:opacity="100%" draw:stroke="none"/>
    </style:style>
    <style:style style:family="graphic" style:name="a264">
      <style:graphic-properties draw:fill="solid" draw:fill-color="#766f54" draw:opacity="100%" draw:stroke="none"/>
    </style:style>
    <style:style style:family="graphic" style:name="a188">
      <style:graphic-properties draw:fill="solid" draw:fill-color="#766f54"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766f54" draw:opacity="100%" draw:stroke="none"/>
    </style:style>
    <style:style style:family="graphic" style:name="a189">
      <style:graphic-properties draw:fill="solid" draw:fill-color="#766f54" draw:opacity="100%" draw:stroke="none"/>
    </style:style>
    <style:style style:family="graphic" style:name="a341">
      <style:graphic-properties draw:fill="solid" draw:fill-color="#a53010" draw:opacity="100%" draw:stroke="none"/>
    </style:style>
    <style:style style:family="graphic" style:name="a266">
      <style:graphic-properties draw:fill="solid" draw:fill-color="#766f54"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766f54"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766f54"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766f54" draw:opacity="100%" draw:stroke="none"/>
    </style:style>
    <style:style style:family="graphic" style:name="a421">
      <style:graphic-properties draw:fill="solid" draw:fill-color="#a53010" draw:opacity="100%" draw:stroke="none"/>
    </style:style>
    <style:style style:family="graphic" style:name="a345">
      <style:graphic-properties draw:fill="solid" draw:fill-color="#766f54" draw:opacity="100%" draw:stroke="none"/>
    </style:style>
    <style:style style:family="graphic" style:name="a346">
      <style:graphic-properties draw:fill="solid" draw:fill-color="#766f54"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100%" draw:stroke="none"/>
    </style:style>
    <style:style style:family="graphic" style:name="a501">
      <style:graphic-properties draw:fill="solid" draw:fill-color="#766f54" draw:opacity="20%" draw:stroke="none"/>
    </style:style>
    <style:style style:family="graphic" style:name="a425">
      <style:graphic-properties draw:fill="solid" draw:fill-color="#766f54" draw:opacity="100%" draw:stroke="none"/>
    </style:style>
    <style:style style:family="graphic" style:name="a349">
      <style:graphic-properties draw:fill="solid" draw:fill-color="#766f54" draw:opacity="100%" draw:stroke="none"/>
    </style:style>
    <style:style style:family="graphic" style:name="a502">
      <style:graphic-properties draw:fill="solid" draw:fill-color="#766f54" draw:opacity="20%" draw:stroke="none"/>
    </style:style>
    <style:style style:family="graphic" style:name="a426">
      <style:graphic-properties draw:fill="solid" draw:fill-color="#766f54" draw:opacity="100%" draw:stroke="none"/>
    </style:style>
    <style:style style:family="graphic" style:name="a503">
      <style:graphic-properties draw:fill="solid" draw:fill-color="#766f54" draw:opacity="20%" draw:stroke="none"/>
    </style:style>
    <style:style style:family="graphic" style:name="a427">
      <style:graphic-properties draw:fill="solid" draw:fill-color="#766f54" draw:opacity="100%" draw:stroke="none"/>
    </style:style>
    <style:style style:family="graphic" style:name="a504">
      <style:graphic-properties draw:fill="solid" draw:fill-color="#766f54" draw:opacity="20%" draw:stroke="none"/>
    </style:style>
    <style:style style:family="graphic" style:name="a428">
      <style:graphic-properties draw:fill="solid" draw:fill-color="#766f54" draw:opacity="100%" draw:stroke="none"/>
    </style:style>
    <style:style style:family="graphic" style:name="a505">
      <style:graphic-properties draw:fill="solid" draw:fill-color="#766f54" draw:opacity="20%" draw:stroke="none"/>
    </style:style>
    <style:style style:family="graphic" style:name="a429">
      <style:graphic-properties draw:fill="solid" draw:fill-color="#766f54" draw:opacity="100%" draw:stroke="none"/>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100%" draw:stroke="none"/>
    </style:style>
    <style:style style:family="graphic" style:name="a191">
      <style:graphic-properties draw:fill="solid" draw:fill-color="#766f54" draw:opacity="100%" draw:stroke="none"/>
    </style:style>
    <style:style style:family="graphic" style:name="a192">
      <style:graphic-properties draw:fill="solid" draw:fill-color="#766f54" draw:opacity="100%" draw:stroke="none"/>
    </style:style>
    <style:style style:family="graphic" style:name="a193">
      <style:graphic-properties draw:fill="solid" draw:fill-color="#766f54" draw:opacity="100%" draw:stroke="none"/>
    </style:style>
    <style:style style:family="graphic" style:name="a270">
      <style:graphic-properties draw:fill="solid" draw:fill-color="#766f54" draw:opacity="100%" draw:stroke="none"/>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20%" draw:stroke="none"/>
    </style:style>
    <style:style style:family="graphic" style:name="a197">
      <style:graphic-properties draw:fill="solid" draw:fill-color="#766f54" draw:opacity="20%" draw:stroke="none"/>
    </style:style>
    <style:style style:family="graphic" style:name="a274">
      <style:graphic-properties draw:fill="solid" draw:fill-color="#766f54" draw:opacity="20%" draw:stroke="none"/>
    </style:style>
    <style:style style:family="graphic" style:name="a198">
      <style:graphic-properties draw:fill="solid" draw:fill-color="#766f54" draw:opacity="20%" draw:stroke="none"/>
    </style:style>
    <style:style style:family="graphic" style:name="a350">
      <style:graphic-properties draw:fill="solid" draw:fill-color="#766f54" draw:opacity="100%" draw:stroke="none"/>
    </style:style>
    <style:style style:family="graphic" style:name="a275">
      <style:graphic-properties draw:fill="solid" draw:fill-color="#766f54" draw:opacity="20%" draw:stroke="none"/>
    </style:style>
    <style:style style:family="graphic" style:name="a199">
      <style:graphic-properties draw:fill="solid" draw:fill-color="#766f54" draw:opacity="20%" draw:stroke="none"/>
    </style:style>
    <style:style style:family="graphic" style:name="a351">
      <style:graphic-properties draw:fill="solid" draw:fill-color="#766f54" draw:opacity="100%" draw:stroke="none"/>
    </style:style>
    <style:style style:family="graphic" style:name="a276">
      <style:graphic-properties draw:fill="solid" draw:fill-color="#766f54" draw:opacity="20%" draw:stroke="none"/>
    </style:style>
    <style:style style:family="graphic" style:name="a352">
      <style:graphic-properties draw:fill="solid" draw:fill-color="#766f54" draw:opacity="100%" draw:stroke="none"/>
    </style:style>
    <style:style style:family="graphic" style:name="a277">
      <style:graphic-properties draw:fill="solid" draw:fill-color="#766f54" draw:opacity="20%" draw:stroke="none"/>
    </style:style>
    <style:style style:family="graphic" style:name="a353">
      <style:graphic-properties draw:fill="solid" draw:fill-color="#766f54" draw:opacity="100%" draw:stroke="none"/>
    </style:style>
    <style:style style:family="graphic" style:name="a278">
      <style:graphic-properties draw:fill="solid" draw:fill-color="#766f54" draw:opacity="20%" draw:stroke="none"/>
    </style:style>
    <style:style style:family="graphic" style:name="a430">
      <style:graphic-properties draw:fill="solid" draw:fill-color="#766f54" draw:opacity="100%" draw:stroke="none"/>
    </style:style>
    <style:style style:family="graphic" style:name="a354">
      <style:graphic-properties draw:fill="solid" draw:fill-color="#766f54" draw:opacity="100%" draw:stroke="none"/>
    </style:style>
    <style:style style:family="graphic" style:name="a279">
      <style:graphic-properties draw:fill="solid" draw:fill-color="#766f54" draw:opacity="20%" draw:stroke="none"/>
    </style:style>
    <style:style style:family="graphic" style:name="a431">
      <style:graphic-properties draw:fill="solid" draw:fill-color="#766f54" draw:opacity="100%" draw:stroke="none"/>
    </style:style>
    <style:style style:family="graphic" style:name="a355">
      <style:graphic-properties draw:fill="solid" draw:fill-color="#766f54" draw:opacity="100%" draw:stroke="none"/>
    </style:style>
    <style:style style:family="graphic" style:name="a356">
      <style:graphic-properties draw:fill="solid" draw:fill-color="#766f54" draw:opacity="100%" draw:stroke="none"/>
    </style:style>
    <style:style style:family="graphic" style:name="a432">
      <style:graphic-properties draw:fill="solid" draw:fill-color="#766f54" draw:opacity="100%" draw:stroke="none"/>
    </style:style>
    <style:style style:family="graphic" style:name="a357">
      <style:graphic-properties draw:fill="solid" draw:fill-color="#766f54" draw:opacity="20%" draw:stroke="non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graphic" style:name="a358">
      <style:graphic-properties draw:fill="solid" draw:fill-color="#766f54" draw:opacity="20%" draw:stroke="non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graphic" style:name="a359">
      <style:graphic-properties draw:fill="solid" draw:fill-color="#766f54" draw:opacity="20%" draw:stroke="none"/>
    </style:style>
    <style:style style:family="graphic" style:name="a436">
      <style:graphic-properties draw:fill="solid" draw:fill-color="#766f54"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766f54" draw:opacity="20%" draw:stroke="none"/>
    </style:style>
    <style:style style:family="graphic" style:name="a514">
      <style:graphic-properties draw:fill="solid" draw:fill-color="#766f54" draw:opacity="100%" draw:stroke="none"/>
    </style:style>
    <style:style style:family="graphic" style:name="a438">
      <style:graphic-properties draw:fill="solid" draw:fill-color="#766f54" draw:opacity="20%" draw:stroke="non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766f54" draw:opacity="20%" draw:stroke="non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766f54" draw:opacity="20%" draw:stroke="none"/>
    </style:style>
    <style:style style:family="graphic" style:name="a281">
      <style:graphic-properties draw:fill="solid" draw:fill-color="#766f54"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2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2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20%" draw:stroke="none"/>
    </style:style>
    <style:style style:family="graphic" style:name="a287">
      <style:graphic-properties draw:fill="solid" draw:fill-color="#766f54" draw:opacity="100%" draw:stroke="none"/>
    </style:style>
    <style:style style:family="graphic" style:name="a440">
      <style:graphic-properties draw:fill="solid" draw:fill-color="#766f54" draw:opacity="20%" draw:stroke="none"/>
    </style:style>
    <style:style style:family="graphic" style:name="a364">
      <style:graphic-properties draw:fill="solid" draw:fill-color="#766f54" draw:opacity="20%" draw:stroke="none"/>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20%" draw:stroke="none"/>
    </style:style>
    <style:style style:family="graphic" style:name="a365">
      <style:graphic-properties draw:fill="solid" draw:fill-color="#766f54" draw:opacity="20%" draw:stroke="non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graphic" style:name="a366">
      <style:graphic-properties draw:fill="solid" draw:fill-color="#766f54" draw:opacity="20%" draw:stroke="none"/>
    </style:style>
    <style:style style:family="graphic" style:name="a443">
      <style:graphic-properties draw:fill="solid" draw:fill-color="#766f54" draw:opacity="20%" draw:stroke="none"/>
    </style:style>
    <style:style style:family="graphic" style:name="a367">
      <style:graphic-properties draw:fill="solid" draw:fill-color="#766f54" draw:opacity="20%" draw:stroke="none"/>
    </style:style>
    <style:style style:family="graphic" style:name="a444">
      <style:graphic-properties draw:fill="solid" draw:fill-color="#766f54" draw:opacity="20%" draw:stroke="none"/>
    </style:style>
    <style:style style:family="graphic" style:name="a368">
      <style:graphic-properties draw:fill="solid" draw:fill-color="#766f54"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graphic" style:name="a600">
      <style:graphic-properties draw:fill="solid" draw:fill-color="#766f54"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766f54"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2">
      <style:graphic-properties draw:fill="solid" draw:fill-color="#766f54"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766f54" draw:opacity="20%" draw:stroke="none"/>
    </style:style>
    <style:style style:family="graphic" style:name="a604">
      <style:graphic-properties draw:fill="solid" draw:fill-color="#766f54"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766f54" draw:opacity="20%" draw:stroke="none"/>
    </style:style>
    <style:style style:family="graphic" style:name="a606">
      <style:graphic-properties draw:fill="solid" draw:fill-color="#766f54" draw:opacity="20%" draw:stroke="none"/>
    </style:style>
    <style:style style:family="graphic" style:name="a607">
      <style:graphic-properties draw:fill="solid" draw:fill-color="#766f54"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766f54"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a53010" draw:opacity="100%" draw:stroke="none"/>
    </style:style>
    <style:style style:family="graphic" style:name="a610">
      <style:graphic-properties draw:fill="solid" draw:fill-color="#766f54"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766f54"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draw:fill="solid" draw:fill-color="#766f54"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a53010"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766f54" draw:opacity="100%" draw:stroke="none"/>
    </style:style>
    <style:style style:family="graphic" style:name="a540">
      <style:graphic-properties draw:fill="solid" draw:fill-color="#766f54" draw:opacity="100%" draw:stroke="none"/>
    </style:style>
    <style:style style:family="graphic" style:name="a388">
      <style:graphic-properties draw:fill="solid" draw:fill-color="#766f54"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766f54" draw:opacity="100%" draw:stroke="none"/>
    </style:style>
    <style:style style:family="graphic" style:name="a541">
      <style:graphic-properties draw:fill="solid" draw:fill-color="#766f54"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766f54" draw:opacity="100%" draw:stroke="none"/>
    </style:style>
    <style:style style:family="graphic" style:name="a543">
      <style:graphic-properties draw:fill="solid" draw:fill-color="#766f54"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766f54"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draw:fill="solid" draw:fill-color="#766f54"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766f54" draw:opacity="2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766f54" draw:opacity="100%" draw:stroke="none"/>
    </style:style>
    <style:style style:family="graphic" style:name="a702">
      <style:graphic-properties draw:fill="solid" draw:fill-color="#766f54"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766f54"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766f54"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766f54"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graphic" style:name="a390">
      <style:graphic-properties draw:fill="solid" draw:fill-color="#766f54" draw:opacity="100%" draw:stroke="none"/>
    </style:style>
    <style:style style:family="graphic" style:name="a391">
      <style:graphic-properties draw:fill="solid" draw:fill-color="#766f54" draw:opacity="100%" draw:stroke="none"/>
    </style:style>
    <style:style style:family="graphic" style:name="a392">
      <style:graphic-properties draw:fill="solid" draw:fill-color="#766f54" draw:opacity="100%" draw:stroke="none"/>
    </style:style>
    <style:style style:family="graphic" style:name="a393">
      <style:graphic-properties draw:fill="solid" draw:fill-color="#766f54"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766f54" draw:opacity="100%" draw:stroke="none"/>
    </style:style>
    <style:style style:family="graphic" style:name="a395">
      <style:graphic-properties draw:fill="solid" draw:fill-color="#766f54"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solid" draw:fill-color="#766f54"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766f54"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766f54" draw:opacity="100%" draw:stroke="none"/>
    </style:style>
    <style:style style:family="graphic" style:name="a550">
      <style:graphic-properties draw:fill="solid" draw:fill-color="#766f54" draw:opacity="20%" draw:stroke="none"/>
    </style:style>
    <style:style style:family="graphic" style:name="a551">
      <style:graphic-properties draw:fill="solid" draw:fill-color="#766f54" draw:opacity="20%" draw:stroke="none"/>
    </style:style>
    <style:style style:family="graphic" style:name="a399">
      <style:graphic-properties draw:fill="solid" draw:fill-color="#766f54"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766f54" draw:opacity="20%" draw:stroke="none"/>
    </style:style>
    <style:style style:family="graphic" style:name="a554">
      <style:graphic-properties draw:fill="solid" draw:fill-color="#766f54" draw:opacity="20%" draw:stroke="none"/>
    </style:style>
    <style:style style:family="graphic" style:name="a630">
      <style:graphic-properties draw:fill="solid" draw:fill-color="#a53010"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20%" draw:stroke="none"/>
    </style:style>
    <style:style style:family="graphic" style:name="a556">
      <style:graphic-properties draw:fill="solid" draw:fill-color="#766f54"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766f54"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766f54" draw:opacity="20%" draw:stroke="none"/>
    </style:style>
    <style:style style:family="text" style:name="a63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20%" draw:stroke="none"/>
    </style:style>
    <style:style style:family="graphic" style:name="a712">
      <style:graphic-properties draw:fill="solid" draw:fill-color="#766f54"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766f54" draw:opacity="100%" draw:stroke="none"/>
    </style:style>
    <style:style style:family="graphic" style:name="a640">
      <style:graphic-properties draw:fill="solid" draw:fill-color="#766f54"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766f54"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766f54"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766f54"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766f54"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766f54"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766f54" draw:opacity="100%" draw:stroke="none"/>
    </style:style>
    <style:style style:family="graphic" style:name="a800">
      <style:graphic-properties draw:fill="solid" draw:fill-color="#766f54"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766f54" draw:opacity="100%" draw:stroke="none"/>
    </style:style>
    <style:style style:family="graphic" style:name="a801">
      <style:graphic-properties draw:fill="solid" draw:fill-color="#766f54" draw:opacity="100%" draw:stroke="none"/>
    </style:style>
    <style:style style:family="graphic" style:name="a802">
      <style:graphic-properties draw:fill="solid" draw:fill-color="#766f54"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766f54"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766f54"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766f54" draw:opacity="20%" draw:stroke="none"/>
    </style:style>
    <style:style style:family="graphic" style:name="a806">
      <style:graphic-properties draw:fill="solid" draw:fill-color="#766f54" draw:opacity="20%" draw:stroke="none"/>
    </style:style>
    <style:style style:family="graphic" style:name="a807">
      <style:graphic-properties draw:fill="solid" draw:fill-color="#766f54" draw:opacity="20%" draw:stroke="none"/>
    </style:style>
    <style:style style:family="graphic" style:name="a808">
      <style:graphic-properties draw:fill="solid" draw:fill-color="#766f54" draw:opacity="20%" draw:stroke="none"/>
    </style:style>
    <style:style style:family="graphic" style:name="a809">
      <style:graphic-properties draw:fill="solid" draw:fill-color="#766f54" draw:opacity="20%" draw:stroke="none"/>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solid" draw:fill-color="#766f54"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766f54" draw:opacity="100%" draw:stroke="none"/>
    </style:style>
    <style:style style:family="graphic" style:name="a650">
      <style:graphic-properties draw:fill="solid" draw:fill-color="#766f54"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graphic" style:name="a651">
      <style:graphic-properties draw:fill="solid" draw:fill-color="#766f54" draw:opacity="100%" draw:stroke="none"/>
    </style:style>
    <style:style style:family="graphic" style:name="a34">
      <style:graphic-properties draw:fill="solid" draw:fill-color="#766f54"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766f54" draw:opacity="20%" draw:stroke="none"/>
    </style:style>
    <style:style style:family="graphic" style:name="a35">
      <style:graphic-properties draw:fill="solid" draw:fill-color="#766f54"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766f54" draw:opacity="20%" draw:stroke="none"/>
    </style:style>
    <style:style style:family="graphic" style:name="a36">
      <style:graphic-properties draw:fill="solid" draw:fill-color="#766f54"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766f54" draw:opacity="20%" draw:stroke="none"/>
    </style:style>
    <style:style style:family="graphic" style:name="a37">
      <style:graphic-properties draw:fill="solid" draw:fill-color="#766f54"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766f54" draw:opacity="20%" draw:stroke="none"/>
    </style:style>
    <style:style style:family="graphic" style:name="a38">
      <style:graphic-properties draw:fill="solid" draw:fill-color="#766f54"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a53010" draw:opacity="100%" draw:stroke="none"/>
    </style:style>
    <style:style style:family="graphic" style:name="a656">
      <style:graphic-properties draw:fill="solid" draw:fill-color="#766f54" draw:opacity="20%" draw:stroke="none"/>
    </style:style>
    <style:style style:family="graphic" style:name="a39">
      <style:graphic-properties draw:fill="solid" draw:fill-color="#766f54"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766f54"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766f54" draw:opacity="20%" draw:stroke="none"/>
    </style:style>
    <style:style style:family="graphic" style:name="a810">
      <style:graphic-properties draw:fill="solid" draw:fill-color="#766f54"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766f54" draw:opacity="20%" draw:stroke="none"/>
    </style:style>
    <style:style style:family="graphic" style:name="a811">
      <style:graphic-properties draw:fill="solid" draw:fill-color="#766f54" draw:opacity="20%" draw:stroke="none"/>
    </style:style>
    <style:style style:family="text" style:name="a736">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766f54"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766f54"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766f54" draw:opacity="20%" draw:stroke="none"/>
    </style:style>
    <style:style style:family="text" style:name="a739">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766f54"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766f54" draw:opacity="100%" draw:stroke="none"/>
    </style:style>
    <style:style style:family="text" style:name="a8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a53010"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draw:fill="solid" draw:fill-color="#766f54" draw:opacity="20%" draw:stroke="none"/>
    </style:style>
    <style:style style:family="graphic" style:name="a43">
      <style:graphic-properties draw:fill="solid" draw:fill-color="#766f54" draw:opacity="100%" draw:stroke="none"/>
    </style:style>
    <style:style style:family="graphic" style:name="a585">
      <style:graphic-properties draw:fill="solid" draw:fill-color="#766f54" draw:opacity="100%" draw:stroke="none"/>
    </style:style>
    <style:style style:family="graphic" style:name="a661">
      <style:graphic-properties draw:fill="solid" draw:fill-color="#766f54" draw:opacity="20%" draw:stroke="none"/>
    </style:style>
    <style:style style:family="graphic" style:name="a44">
      <style:graphic-properties draw:fill="solid" draw:fill-color="#766f54" draw:opacity="100%" draw:stroke="none"/>
    </style:style>
    <style:style style:family="graphic" style:name="a586">
      <style:graphic-properties draw:fill="solid" draw:fill-color="#766f54" draw:opacity="100%" draw:stroke="none"/>
    </style:style>
    <style:style style:family="graphic" style:name="a662">
      <style:graphic-properties draw:fill="solid" draw:fill-color="#766f54" draw:opacity="20%" draw:stroke="non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graphic" style:name="a663">
      <style:graphic-properties draw:fill="solid" draw:fill-color="#766f54" draw:opacity="20%" draw:stroke="none"/>
    </style:style>
    <style:style style:family="graphic" style:name="a46">
      <style:graphic-properties draw:fill="solid" draw:fill-color="#766f54"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766f54" draw:opacity="20%" draw:stroke="none"/>
    </style:style>
    <style:style style:family="graphic" style:name="a588">
      <style:graphic-properties draw:fill="solid" draw:fill-color="#766f54"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766f54" draw:opacity="20%" draw:stroke="none"/>
    </style:style>
    <style:style style:family="graphic" style:name="a589">
      <style:graphic-properties draw:fill="solid" draw:fill-color="#766f54" draw:opacity="100%" draw:stroke="none"/>
    </style:style>
    <style:style style:family="graphic" style:name="a742">
      <style:graphic-properties draw:fill="solid" draw:fill-color="#766f54" draw:opacity="100%" draw:stroke="none"/>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graphic" style:name="a743">
      <style:graphic-properties draw:fill="solid" draw:fill-color="#766f54" draw:opacity="100%" draw:stroke="none"/>
    </style:style>
    <style:style style:family="text" style:name="a6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766f54" draw:opacity="100%" draw:stroke="non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766f54"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766f54"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766f54"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766f54"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766f54"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a53010"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766f54" draw:opacity="100%" draw:stroke="none"/>
    </style:style>
    <style:style style:family="graphic" style:name="a591">
      <style:graphic-properties draw:fill="solid" draw:fill-color="#766f54" draw:opacity="100%" draw:stroke="none"/>
    </style:style>
    <style:style style:family="graphic" style:name="a50">
      <style:graphic-properties draw:fill="solid" draw:fill-color="#766f54" draw:opacity="20%" draw:stroke="none"/>
    </style:style>
    <style:style style:family="graphic" style:name="a592">
      <style:graphic-properties draw:fill="solid" draw:fill-color="#766f54" draw:opacity="100%" draw:stroke="none"/>
    </style:style>
    <style:style style:family="graphic" style:name="a51">
      <style:graphic-properties draw:fill="solid" draw:fill-color="#766f54" draw:opacity="20%" draw:stroke="none"/>
    </style:style>
    <style:style style:family="graphic" style:name="a593">
      <style:graphic-properties draw:fill="solid" draw:fill-color="#766f54" draw:opacity="100%" draw:stroke="none"/>
    </style:style>
    <style:style style:family="graphic" style:name="a52">
      <style:graphic-properties draw:fill="solid" draw:fill-color="#766f54"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draw:fill="solid" draw:fill-color="#766f54" draw:opacity="20%" draw:stroke="none"/>
    </style:style>
    <style:style style:family="graphic" style:name="a594">
      <style:graphic-properties draw:fill="solid" draw:fill-color="#766f54"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766f54" draw:opacity="20%" draw:stroke="none"/>
    </style:style>
    <style:style style:family="graphic" style:name="a595">
      <style:graphic-properties draw:fill="solid" draw:fill-color="#766f54"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766f54" draw:opacity="20%" draw:stroke="none"/>
    </style:style>
    <style:style style:family="graphic" style:name="a596">
      <style:graphic-properties draw:fill="solid" draw:fill-color="#766f54" draw:opacity="20%" draw:stroke="none"/>
    </style:style>
    <style:style style:family="graphic" style:name="a597">
      <style:graphic-properties draw:fill="solid" draw:fill-color="#766f54" draw:opacity="20%" draw:stroke="none"/>
    </style:style>
    <style:style style:family="graphic" style:name="a56">
      <style:graphic-properties draw:fill="solid" draw:fill-color="#766f54"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
      <style:graphic-properties draw:fill="solid" draw:fill-color="#766f54" draw:opacity="20%" draw:stroke="none"/>
    </style:style>
    <style:style style:family="graphic" style:name="a598">
      <style:graphic-properties draw:fill="solid" draw:fill-color="#766f54" draw:opacity="20%" draw:stroke="none"/>
    </style:style>
    <style:style style:family="graphic" style:name="a750">
      <style:graphic-properties draw:fill="solid" draw:fill-color="#766f54"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766f54" draw:opacity="20%" draw:stroke="none"/>
    </style:style>
    <style:style style:family="graphic" style:name="a751">
      <style:graphic-properties draw:fill="solid" draw:fill-color="#766f54" draw:opacity="100%" draw:stroke="none"/>
    </style:style>
    <style:style style:family="graphic" style:name="a752">
      <style:graphic-properties draw:fill="solid" draw:fill-color="#766f54"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766f54"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766f54"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766f54" draw:opacity="20%" draw:stroke="none"/>
    </style:style>
    <style:style style:family="graphic" style:name="a756">
      <style:graphic-properties draw:fill="solid" draw:fill-color="#766f54"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766f54"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766f54" draw:opacity="100%" draw:stroke="none"/>
    </style:style>
    <style:style style:family="graphic" style:name="a758">
      <style:graphic-properties draw:fill="solid" draw:fill-color="#766f54" draw:opacity="20%" draw:stroke="none"/>
    </style:style>
    <style:style style:family="graphic" style:name="a911">
      <style:graphic-properties draw:fill="solid" draw:fill-color="#766f54"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766f54" draw:opacity="20%" draw:stroke="none"/>
    </style:style>
    <style:style style:family="graphic" style:name="a912">
      <style:graphic-properties draw:fill="solid" draw:fill-color="#766f54"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766f54"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766f54" draw:opacity="100%" draw:stroke="none"/>
    </style:style>
    <style:style style:family="graphic" style:name="a915">
      <style:graphic-properties draw:fill="solid" draw:fill-color="#766f54"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6">
      <style:graphic-properties draw:fill="solid" draw:fill-color="#766f54" draw:opacity="100%" draw:stroke="none"/>
    </style:style>
    <style:style style:family="graphic" style:name="a917">
      <style:graphic-properties draw:fill="solid" draw:fill-color="#766f54" draw:opacity="100%" draw:stroke="none"/>
    </style:style>
    <style:style style:family="graphic" style:name="a918">
      <style:graphic-properties draw:fill="solid" draw:fill-color="#766f54" draw:opacity="100%" draw:stroke="none"/>
    </style:style>
    <style:style style:family="graphic" style:name="a919">
      <style:graphic-properties draw:fill="solid" draw:fill-color="#766f54" draw:opacity="100%" draw:stroke="none"/>
    </style:style>
    <style:style style:family="graphic" style:name="a60">
      <style:graphic-properties draw:fill="solid" draw:fill-color="#766f54" draw:opacity="100%" draw:stroke="non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solid" draw:fill-color="#a53010"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766f54"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draw:fill="solid" draw:fill-color="#766f54" draw:opacity="20%" draw:stroke="none"/>
    </style:style>
    <style:style style:family="graphic" style:name="a686">
      <style:graphic-properties draw:fill="solid" draw:fill-color="#766f54"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766f54" draw:opacity="20%" draw:stroke="none"/>
    </style:style>
    <style:style style:family="graphic" style:name="a687">
      <style:graphic-properties draw:fill="solid" draw:fill-color="#766f54" draw:opacity="100%" draw:stroke="none"/>
    </style:style>
    <style:style style:family="graphic" style:name="a763">
      <style:graphic-properties draw:fill="solid" draw:fill-color="#766f54" draw:opacity="20%" draw:stroke="none"/>
    </style:style>
    <style:style style:family="graphic" style:name="a688">
      <style:graphic-properties draw:fill="solid" draw:fill-color="#766f54"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766f54" draw:opacity="20%" draw:stroke="none"/>
    </style:style>
    <style:style style:family="graphic" style:name="a689">
      <style:graphic-properties draw:fill="solid" draw:fill-color="#766f54" draw:opacity="100%" draw:stroke="none"/>
    </style:style>
    <style:style style:family="graphic" style:name="a765">
      <style:graphic-properties draw:fill="solid" draw:fill-color="#766f54"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766f54"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766f54" draw:opacity="100%" draw:stroke="none"/>
    </style:style>
    <style:style style:family="graphic" style:name="a921">
      <style:graphic-properties draw:fill="solid" draw:fill-color="#766f54"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766f54"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766f54" draw:opacity="20%" draw:stroke="none"/>
    </style:style>
    <style:style style:family="graphic" style:name="a847">
      <style:graphic-properties draw:fill="solid" draw:fill-color="#a53010" draw:opacity="100%" draw:stroke="none"/>
    </style:style>
    <style:style style:family="graphic" style:name="a924">
      <style:graphic-properties draw:fill="solid" draw:fill-color="#766f54"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766f54"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766f54" draw:opacity="20%" draw:stroke="none"/>
    </style:style>
    <style:style style:family="graphic" style:name="a927">
      <style:graphic-properties draw:fill="solid" draw:fill-color="#766f54" draw:opacity="20%" draw:stroke="none"/>
    </style:style>
    <style:style style:family="graphic" style:name="a928">
      <style:graphic-properties draw:fill="solid" draw:fill-color="#766f54" draw:opacity="20%" draw:stroke="none"/>
    </style:style>
    <style:style style:family="graphic" style:name="a929">
      <style:graphic-properties draw:fill="solid" draw:fill-color="#766f54"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766f54"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766f54" draw:opacity="100%" draw:stroke="none"/>
    </style:style>
    <style:style style:family="graphic" style:name="a76">
      <style:graphic-properties draw:fill="solid" draw:fill-color="#a53010" draw:opacity="100%" draw:stroke="none"/>
    </style:style>
    <style:style style:family="graphic" style:name="a693">
      <style:graphic-properties draw:fill="solid" draw:fill-color="#766f54"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766f54"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766f54"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text" style:name="a77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766f54"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766f54" draw:opacity="20%" draw:stroke="none"/>
    </style:style>
    <style:style style:family="graphic" style:name="a851">
      <style:graphic-properties draw:fill="solid" draw:fill-color="#766f54"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766f54"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766f54"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766f54" draw:opacity="20%" draw:stroke="none"/>
    </style:style>
    <style:style style:family="graphic" style:name="a854">
      <style:graphic-properties draw:fill="solid" draw:fill-color="#766f54" draw:opacity="100%" draw:stroke="none"/>
    </style:style>
    <style:style style:family="graphic" style:name="a855">
      <style:graphic-properties draw:fill="solid" draw:fill-color="#766f54" draw:opacity="100%" draw:stroke="none"/>
    </style:style>
    <style:style style:family="graphic" style:name="a931">
      <style:graphic-properties draw:fill="solid" draw:fill-color="#766f54" draw:opacity="20%" draw:stroke="none"/>
    </style:style>
    <style:style style:family="graphic" style:name="a856">
      <style:graphic-properties draw:fill="solid" draw:fill-color="#766f54" draw:opacity="100%" draw:stroke="none"/>
    </style:style>
    <style:style style:family="graphic" style:name="a932">
      <style:graphic-properties draw:fill="solid" draw:fill-color="#766f54" draw:opacity="20%" draw:stroke="none"/>
    </style:style>
    <style:style style:family="graphic" style:name="a857">
      <style:graphic-properties draw:fill="solid" draw:fill-color="#766f54" draw:opacity="100%" draw:stroke="none"/>
    </style:style>
    <style:style style:family="graphic" style:name="a933">
      <style:graphic-properties draw:fill="solid" draw:fill-color="#766f54" draw:opacity="20%" draw:stroke="none"/>
    </style:style>
    <style:style style:family="graphic" style:name="a858">
      <style:graphic-properties draw:fill="solid" draw:fill-color="#766f54" draw:opacity="100%" draw:stroke="none"/>
    </style:style>
    <style:style style:family="graphic" style:name="a859">
      <style:graphic-properties draw:fill="solid" draw:fill-color="#766f54" draw:opacity="100%" draw:stroke="none"/>
    </style:style>
    <style:style style:family="graphic" style:name="a80">
      <style:graphic-properties draw:fill="solid" draw:fill-color="#766f54" draw:opacity="100%" draw:stroke="none"/>
    </style:style>
    <style:style style:family="graphic" style:name="a81">
      <style:graphic-properties draw:fill="solid" draw:fill-color="#766f54" draw:opacity="100%" draw:stroke="none"/>
    </style:style>
    <style:style style:family="graphic" style:name="a82">
      <style:graphic-properties draw:fill="solid" draw:fill-color="#766f54" draw:opacity="100%" draw:stroke="none"/>
    </style:style>
    <style:style style:family="graphic" style:name="a83">
      <style:graphic-properties draw:fill="solid" draw:fill-color="#766f54" draw:opacity="100%" draw:stroke="none"/>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solid" draw:fill-color="#766f54"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766f54"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766f54"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766f54"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766f54"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766f54" draw:opacity="20%" draw:stroke="none"/>
    </style:style>
    <style:style style:family="graphic" style:name="a788">
      <style:graphic-properties draw:fill="solid" draw:fill-color="#a53010" draw:opacity="100%" draw:stroke="none"/>
    </style:style>
    <style:style style:family="graphic" style:name="a864">
      <style:graphic-properties draw:fill="solid" draw:fill-color="#766f54"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766f54" draw:opacity="20%" draw:stroke="none"/>
    </style:style>
    <style:style style:family="graphic" style:name="a866">
      <style:graphic-properties draw:fill="solid" draw:fill-color="#766f54" draw:opacity="20%" draw:stroke="none"/>
    </style:style>
    <style:style style:family="graphic" style:name="a867">
      <style:graphic-properties draw:fill="solid" draw:fill-color="#766f54" draw:opacity="20%" draw:stroke="none"/>
    </style:style>
    <style:style style:family="graphic" style:name="a868">
      <style:graphic-properties draw:fill="solid" draw:fill-color="#766f54" draw:opacity="20%" draw:stroke="none"/>
    </style:style>
    <style:style style:family="graphic" style:name="a869">
      <style:graphic-properties draw:fill="solid" draw:fill-color="#766f54" draw:opacity="2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20%" draw:stroke="none"/>
    </style:style>
    <style:style style:family="graphic" style:name="a93">
      <style:graphic-properties draw:fill="solid" draw:fill-color="#766f54" draw:opacity="20%" draw:stroke="none"/>
    </style:style>
    <style:style style:family="graphic" style:name="a94">
      <style:graphic-properties draw:fill="solid" draw:fill-color="#766f54" draw:opacity="20%" draw:stroke="none"/>
    </style:style>
    <style:style style:family="graphic" style:name="a95">
      <style:graphic-properties draw:fill="solid" draw:fill-color="#766f54" draw:opacity="2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766f54"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766f54" draw:opacity="20%" draw:stroke="none"/>
    </style:style>
    <style:style style:family="graphic" style:name="a792">
      <style:graphic-properties draw:fill="solid" draw:fill-color="#766f54" draw:opacity="100%" draw:stroke="none"/>
    </style:style>
    <style:style style:family="graphic" style:name="a793">
      <style:graphic-properties draw:fill="solid" draw:fill-color="#766f54" draw:opacity="100%" draw:stroke="none"/>
    </style:style>
    <style:style style:family="graphic" style:name="a794">
      <style:graphic-properties draw:fill="solid" draw:fill-color="#766f54" draw:opacity="100%" draw:stroke="none"/>
    </style:style>
    <style:style style:family="graphic" style:name="a870">
      <style:graphic-properties draw:fill="solid" draw:fill-color="#766f54" draw:opacity="20%" draw:stroke="none"/>
    </style:style>
    <style:style style:family="graphic" style:name="a795">
      <style:graphic-properties draw:fill="solid" draw:fill-color="#766f54" draw:opacity="100%" draw:stroke="none"/>
    </style:style>
    <style:style style:family="graphic" style:name="a871">
      <style:graphic-properties draw:fill="solid" draw:fill-color="#766f54" draw:opacity="20%" draw:stroke="none"/>
    </style:style>
    <style:style style:family="graphic" style:name="a796">
      <style:graphic-properties draw:fill="solid" draw:fill-color="#766f54" draw:opacity="100%" draw:stroke="none"/>
    </style:style>
    <style:style style:family="graphic" style:name="a872">
      <style:graphic-properties draw:fill="solid" draw:fill-color="#766f54" draw:opacity="20%" draw:stroke="none"/>
    </style:style>
    <style:style style:family="graphic" style:name="a797">
      <style:graphic-properties draw:fill="solid" draw:fill-color="#766f54" draw:opacity="100%" draw:stroke="none"/>
    </style:style>
    <style:style style:family="graphic" style:name="a873">
      <style:graphic-properties draw:fill="solid" draw:fill-color="#766f54" draw:opacity="20%" draw:stroke="none"/>
    </style:style>
    <style:style style:family="graphic" style:name="a798">
      <style:graphic-properties draw:fill="solid" draw:fill-color="#766f54" draw:opacity="100%" draw:stroke="none"/>
    </style:style>
    <style:style style:family="graphic" style:name="a874">
      <style:graphic-properties draw:fill="solid" draw:fill-color="#766f54" draw:opacity="20%" draw:stroke="none"/>
    </style:style>
    <style:style style:family="graphic" style:name="a799">
      <style:graphic-properties draw:fill="solid" draw:fill-color="#766f54"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766f54" draw:opacity="100%" draw:stroke="non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766f54" draw:opacity="100%" draw:stroke="none"/>
    </style:style>
    <style:style style:family="text" style:name="a1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20%" draw:stroke="none"/>
    </style:style>
    <style:style style:family="graphic" style:name="a202">
      <style:graphic-properties draw:fill="solid" draw:fill-color="#766f54"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
      <style:graphic-properties draw:fill="solid" draw:fill-color="#766f54"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20%" draw:stroke="non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766f54" draw:opacity="100%" draw:stroke="none"/>
    </style:style>
    <style:style style:family="graphic" style:name="a135">
      <style:graphic-properties draw:fill="solid" draw:fill-color="#a53010" draw:opacity="100%" draw:stroke="non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
      <style:graphic-properties draw:fill="solid" draw:fill-color="#766f54"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766f54" draw:opacity="100%" draw:stroke="none"/>
    </style:style>
    <style:style style:family="graphic" style:name="a141">
      <style:graphic-properties draw:fill="solid" draw:fill-color="#766f54" draw:opacity="100%" draw:stroke="none"/>
    </style:style>
    <style:style style:family="graphic" style:name="a142">
      <style:graphic-properties draw:fill="solid" draw:fill-color="#766f54" draw:opacity="100%" draw:stroke="none"/>
    </style:style>
    <style:style style:family="graphic" style:name="a143">
      <style:graphic-properties draw:fill="solid" draw:fill-color="#766f54"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766f54" draw:opacity="100%" draw:stroke="none"/>
    </style:style>
    <style:style style:family="graphic" style:name="a145">
      <style:graphic-properties draw:fill="solid" draw:fill-color="#766f54"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766f54"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766f54"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766f54"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766f54"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2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3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4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9/14/2017</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Title-Slide" style:page-layout-name="pageLayout1" draw:style-name="a59">
      <draw:g draw:name="Group 7"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86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33">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Click to edit Master title style</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Click to edit Master subtitle style</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9/14/2017</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le-and-Content" style:page-layout-name="pageLayout1" draw:style-name="a105">
      <draw:g draw:name="Group 8"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977in" svg:y="-0.00086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34">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Click to edit Master title style</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9/14/2017</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Section-Header" style:page-layout-name="pageLayout1" draw:style-name="a164">
      <draw:g draw:name="Group 7"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977in" svg:y="-0.00086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34">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Edit Master text styles</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9/14/2017</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Two-Content" style:page-layout-name="pageLayout1" draw:style-name="a210">
      <draw:g draw:name="Group 8"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977in" svg:y="-0.00086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36">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Edit Master text styles</text:span></text:p>
            </text:list-item>
          </text:list>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9/14/2017</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Comparison" style:page-layout-name="pageLayout1" draw:style-name="a286">
      <draw:g draw:name="Group 10"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977in" svg:y="-0.00086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38">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Edit Master text styles</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Edit Master text styles</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9/14/2017</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Title-Only" style:page-layout-name="pageLayout1" draw:style-name="a370">
      <draw:g draw:name="Group 7"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977in" svg:y="-0.00086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33">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Click to edit Master title style</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9/14/2017</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Blank" style:page-layout-name="pageLayout1" draw:style-name="a412">
      <draw:g draw:name="Group 6"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977in" svg:y="-0.00086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32">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9/14/2017</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Content-with-Caption" style:page-layout-name="pageLayout1" draw:style-name="a450">
      <draw:g draw:name="Group 9"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977in" svg:y="-0.00086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35">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Click to edit Master title style</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Edit Master text styles</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9/14/2017</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Picture-with-Caption" style:page-layout-name="pageLayout1" draw:style-name="a513">
      <draw:g draw:name="Group 9"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977in" svg:y="-0.00086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35">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Click icon to add picture</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Edit Master text styles</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9/14/2017</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le-and-Caption" style:page-layout-name="pageLayout1" draw:style-name="a563">
      <draw:g draw:name="Group 7"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977in" svg:y="-0.00086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34">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Click to edit Master title style</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9/14/2017</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Quote-with-Caption" style:page-layout-name="pageLayout1" draw:style-name="a609">
      <draw:g draw:name="Group 11"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977in" svg:y="-0.00086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40">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Click to edit Master title style</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Edit Master text styles</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Edit Master text styles</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9/14/2017</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Name-Card" style:page-layout-name="pageLayout1" draw:style-name="a665">
      <draw:g draw:name="Group 7"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977in" svg:y="-0.00086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34">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Edit Master text styles</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9/14/2017</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Quote-Name-Card" style:page-layout-name="pageLayout1" draw:style-name="a711">
      <draw:g draw:name="Group 1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977in" svg:y="-0.00086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41">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Click to edit Master title style</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Edit Master text styles</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Edit Master text styles</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9/14/2017</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True-or-False" style:page-layout-name="pageLayout1" draw:style-name="a767">
      <draw:g draw:name="Group 9"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977in" svg:y="-0.00086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36">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Edit Master text styles</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9/14/2017</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le-and-Vertical-Text" style:page-layout-name="pageLayout1" draw:style-name="a817">
      <draw:g draw:name="Group 8"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977in" svg:y="-0.00086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34">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Click to edit Master title style</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Edit Master text styles</text:span></text:p>
            </text:list-item>
          </text:list>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ifth level</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9/14/2017</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Vertical-Title-and-Text" style:page-layout-name="pageLayout1" draw:style-name="a876">
      <draw:g draw:name="Group 8"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977in" svg:y="-0.00086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34">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9/14/2017</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ython Games</dc:title>
    <meta:initial-creator>David Haynes</meta:initial-creator>
    <dc:creator>Haynes, David (MDH)</dc:creator>
    <meta:creation-date>2017-09-14T20:40:21Z</meta:creation-date>
    <dc:date>2018-09-17T21:36:29Z</dc:date>
    <meta:template xlink:href="Wisp" xlink:type="simple"/>
    <meta:editing-cycles>5</meta:editing-cycles>
    <meta:editing-duration>PT9387S</meta:editing-duration>
    <meta:document-statistic meta:paragraph-count="29" meta:word-count="151"/>
  </office:meta>
</office:document-meta>
</file>